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F100000314604C7C45D558DCD5.png" manifest:media-type="image/png"/>
  <manifest:file-entry manifest:full-path="Pictures/10000201000005060000031C8797212769B02B4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ornersIn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miscShapeWipe" smil:subtype="cornersIn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7.2cm" presentation:class="title" presentation:user-transformed="true">
          <draw:text-box>
            <text:p text:style-name="P1"><text:span text:style-name="T1">Bootstrap and jQue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xml:id="id1" draw:id="id1">
        <office:forms form:automatic-focus="false" form:apply-design-mode="false"/>
        <draw:frame presentation:style-name="pr1" draw:text-style-name="P1" draw:layer="layout" svg:width="25.199cm" svg:height="3.506cm" svg:x="1.801cm" svg:y="7.6cm" presentation:class="title" presentation:user-transformed="true">
          <draw:text-box>
            <text:p text:style-name="P1"><text:span text:style-name="T1">Bootstrap</text:span></text:p>
          </draw:text-box>
        </draw:frame>
        <anim:par presentation:node-type="timing-root">
          <anim:par smil:begin="id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tstra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ostrap is a CSS library developed by Twitter to facilitate quicker and cleaner design</text:p>
              </text:list-item>
              <text:list-item>
                <text:p>Bootstrap is designed to be <text:span text:style-name="T2">responsive</text:span><text:span text:style-name="T3">, so it works well on a variety of devices</text:span></text:p>
              </text:list-item>
              <text:list-item>
                <text:p><text:span text:style-name="T3">It is made up of many pre-designed class attributes</text:span></text:p>
              </text:list-item>
              <text:list-item>
                <text:p><text:span text:style-name="T3">All you need to do is add these attributes to your existing HTML</text:span></text:p>
              </text:list-item>
              <text:list-item>
                <text:p><text:span text:style-name="T3">For example, a plain old &lt;button&gt; can become:</text:span></text:p>
              </text:list-item>
              <text:list-item>
                <text:p><text:span text:style-name="T3">&lt;button class=”btn btn-default btn-lg”&gt;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ain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ainers are the biggest Bootstrap elements</text:p>
              </text:list-item>
              <text:list-item>
                <text:p>Like all Bootstrap elements, they are CSS classes</text:p>
              </text:list-item>
              <text:list-item>
                <text:p>They hold rows and columns and so on</text:p>
              </text:list-item>
              <text:list-item>
                <text:p>There are two major types of columns:</text:p>
              </text:list-item>
              <text:list-item>
                <text:p>&lt;div class=”container”&gt;</text:p>
                <text:list>
                  <text:list-item>
                    <text:p>These are of a fixed size and are typically centered</text:p>
                  </text:list-item>
                </text:list>
              </text:list-item>
              <text:list-item>
                <text:p>&lt;div class=”container-fluid”&gt;</text:p>
                <text:list>
                  <text:list-item>
                    <text:p>These span the entire width of the viewport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um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Boostrap grid is composed of 12 columns</text:p>
              </text:list-item>
              <text:list-item>
                <text:p>Organize your columns in sums of 12</text:p>
              </text:list-item>
              <text:list-item>
                <text:p>&lt;div class=”row”&gt;</text:p>
                <text:list>
                  <text:list-item>
                    <text:p>&lt;div class=”col-md-4”&gt;&lt;/div&gt;</text:p>
                  </text:list-item>
                  <text:list-item>
                    <text:p>&lt;div class=”col-md-6”&gt;&lt;/div&gt;</text:p>
                  </text:list-item>
                  <text:list-item>
                    <text:p>&lt;div class=”col-md-2”&gt;&lt;/div&gt;</text:p>
                  </text:list-item>
                </text:list>
              </text:list-item>
              <text:list-item>
                <text:p>&lt;/div&gt;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otstrap tabs are a ul class</text:p>
              </text:list-item>
              <text:list-item>
                <text:p>&lt;ul class=”nav nav-tabs”&gt;</text:p>
                <text:list>
                  <text:list-item>
                    <text:p>&lt;li&gt;&lt;a href=”#” class=”active”&gt;One&lt;/a&gt;&lt;/li&gt;</text:p>
                  </text:list-item>
                  <text:list-item>
                    <text:p>&lt;li&gt;&lt;a href=”#”&gt;Two&lt;/a&gt;&lt;/li&gt;</text:p>
                  </text:list-item>
                  <text:list-item>
                    <text:p>&lt;li&gt;&lt;a href=”#”&gt;Three&lt;/a&gt;&lt;/li&gt;</text:p>
                  </text:list-item>
                </text:list>
              </text:list-item>
              <text:list-item>
                <text:p>&lt;/ul&gt;</text:p>
              </text:list-item>
              <text:list-item>
                <text:p>Add the “active” class to a link to make that link active</text:p>
              </text:list-item>
              <text:list-item>
                <text:p>Typically, this is done with JavaScript</text:p>
              </text:list-item>
              <text:list-item>
                <text:p>“Pills” are just like tabs but with a different look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vba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otstrap navbars are a very easy way to create navigation for your site</text:p>
              </text:list-item>
              <text:list-item>
                <text:p>&lt;nav class=”navbar navbar-default navbar-fixed-top”&gt;</text:p>
              </text:list-item>
            </text:list>
          </draw:text-box>
        </draw:frame>
        <anim:par presentation:node-type="timing-root">
          <anim:par smil:begin="id6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yphic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lyphicons are glyphs in font format that can be used by adding a class to a span element</text:p>
              </text:list-item>
              <text:list-item>
                <text:p>&lt;span class=”glyphicon glyphicon-search” aria-hidden=”true”&gt;&lt;/span&gt;</text:p>
              </text:list-item>
              <text:list-item>
                <text:p>Often, they are included in a button:</text:p>
              </text:list-item>
              <text:list-item>
                <text:p>&lt;button type=”button” class=”btn btn-default btn-lg”&gt;</text:p>
                <text:list>
                  <text:list-item>
                    <text:p>&lt;span class=”glyphicon glyphicon-star”&gt;&lt;/span&gt;</text:p>
                  </text:list-item>
                  <text:list-item>
                    <text:p>Star</text:p>
                  </text:list-item>
                </text:list>
              </text:list-item>
              <text:list-item>
                <text:p>&lt;/button&gt;</text:p>
              </text:list-item>
            </text:list>
          </draw:text-box>
        </draw:frame>
        <anim:par presentation:node-type="timing-root">
          <anim:par smil:begin="id7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xml:id="id8" draw:id="id8">
        <office:forms form:automatic-focus="false" form:apply-design-mode="false"/>
        <draw:frame presentation:style-name="pr1" draw:text-style-name="P1" draw:layer="layout" svg:width="25.199cm" svg:height="3.506cm" svg:x="1.201cm" svg:y="7.694cm" presentation:class="title" presentation:user-transformed="true">
          <draw:text-box>
            <text:p text:style-name="P1"><text:span text:style-name="T1">jQuery</text:span></text:p>
          </draw:text-box>
        </draw:frame>
        <anim:par presentation:node-type="timing-root">
          <anim:par smil:begin="id8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Script Libraries vs. Frameworks vs. Platfor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vaScript libraries are small, lightweight collections of methods and objects</text:p>
              </text:list-item>
              <text:list-item>
                <text:p>They typically focus on one use case</text:p>
              </text:list-item>
              <text:list-item>
                <text:p>Examples of JavaScript libraries include:</text:p>
                <text:list>
                  <text:list-item>
                    <text:p>jQuery</text:p>
                  </text:list-item>
                  <text:list-item>
                    <text:p>React</text:p>
                  </text:list-item>
                </text:list>
              </text:list-item>
              <text:list-item>
                <text:p>Examples of JavaScript web application frameworks</text:p>
                <text:list>
                  <text:list-item>
                    <text:p>Angular.js</text:p>
                  </text:list-item>
                  <text:list-item>
                    <text:p>Ember.js</text:p>
                  </text:list-item>
                </text:list>
              </text:list-item>
              <text:list-item>
                <text:p>Examples of full-stack JavaScript platforms</text:p>
                <text:list>
                  <text:list-item>
                    <text:p>MEAN stack (MongoDB, Express, Angular.js, Node.js)</text:p>
                  </text:list-item>
                  <text:list-item>
                    <text:p>Meteor.js (MongoDB, Express [fork], Blaze/Angular/React, Node.js)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Qu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vented in 2006 by John Resig</text:p>
              </text:list-item>
              <text:list-item>
                <text:p>jQuery is the most popular JavaScript library in the world</text:p>
              </text:list-item>
              <text:list-item>
                <text:p>Its mantra is “write less, do more”</text:p>
              </text:list-item>
              <text:list-item>
                <text:p>It was built to simplify cross-browser compatibility issues and to speed up DOM manipulation</text:p>
              </text:list-item>
            </text:list>
          </draw:text-box>
        </draw:frame>
        <anim:par presentation:node-type="timing-root">
          <anim:par smil:begin="id10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xml:id="id11" draw:id="id1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Query 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.text()</text:p>
              </text:list-item>
              <text:list-item>
                <text:p>.html()</text:p>
              </text:list-item>
              <text:list-item>
                <text:p>.css()</text:p>
              </text:list-item>
              <text:list-item>
                <text:p>.attr()</text:p>
              </text:list-item>
              <text:list-item>
                <text:p>.addClass()</text:p>
              </text:list-item>
              <text:list-item>
                <text:p>.append()</text:p>
              </text:list-item>
              <text:list-item>
                <text:p>.prepend()</text:p>
              </text:list-item>
              <text:list-item>
                <text:p>.each()</text:p>
              </text:list-item>
              <text:list-item>
                <text:p>.appendTo()</text:p>
              </text:list-item>
            </text:list>
          </draw:text-box>
        </draw:frame>
        <anim:par presentation:node-type="timing-root">
          <anim:par smil:begin="id11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xml:id="id12" draw:id="id12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(p).first()</text:p>
              </text:list-item>
              <text:list-item>
                <text:p>$(p).parent()</text:p>
              </text:list-item>
            </text:list>
          </draw:text-box>
        </draw:frame>
        <anim:par presentation:node-type="timing-root">
          <anim:par smil:begin="id12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xml:id="id13" draw:id="id1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ba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th using an event function, you need to pass in a callback function to execute after the event function is called</text:p>
              </text:list-item>
              <text:list-item>
                <text:p>$('div').on('click', function() {});</text:p>
              </text:list-item>
              <text:list-item>
                <text:p>OR</text:p>
              </text:list-item>
              <text:list-item>
                <text:p>$('div').click(function() {});</text:p>
              </text:list-item>
              <text:list-item>
                <text:p>Should look like:</text:p>
              </text:list-item>
              <text:list-item>
                <text:p>$('div').click(function() {</text:p>
                <text:list>
                  <text:list-header>
                    <text:p>$(this).animate…</text:p>
                  </text:list-header>
                </text:list>
                <text:p>});</text:p>
              </text:list-item>
            </text:list>
          </draw:text-box>
        </draw:frame>
        <anim:par presentation:node-type="timing-root">
          <anim:par smil:begin="id13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xml:id="id14" draw:id="id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Event Functions</text:p>
          </draw:text-box>
        </draw:frame>
        <draw:frame presentation:style-name="pr4" draw:layer="layout" svg:width="25.199cm" svg:height="12.179cm" svg:x="1.977cm" svg:y="5.03cm" presentation:class="outline" presentation:user-transformed="true">
          <draw:text-box>
            <text:list text:style-name="L2">
              <text:list-item>
                <text:p>$('div').mouseenter();</text:p>
              </text:list-item>
              <text:list-item>
                <text:p>$('div').mouseleave();</text:p>
              </text:list-item>
            </text:list>
          </draw:text-box>
        </draw:frame>
        <anim:par presentation:node-type="timing-root">
          <anim:par smil:begin="id14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Query Slideshow/Carous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.hide();</text:p>
              </text:list-item>
              <text:list-item>
                <text:p>.show();</text:p>
              </text:list-item>
              <text:list-item>
                <text:p>.fadeIn();</text:p>
              </text:list-item>
              <text:list-item>
                <text:p>.slideDown(1000); // argument indicates speed</text:p>
              </text:list-item>
              <text:list-item>
                <text:p>.delay(1200); // will delay 1200 ticks</text:p>
                <text:list>
                  <text:list-item>
                    <text:p>For example:</text:p>
                  </text:list-item>
                  <text:list-item>
                    <text:p>$(“#image”).delay(1200).slideDown(1200);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xml:id="id16" draw:id="id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Query Anim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.animate({});</text:p>
                <text:list>
                  <text:list-item>
                    <text:p>Pass in an object of CSS properties:</text:p>
                  </text:list-item>
                  <text:list-item>
                    <text:p>$(“#image”).animate({</text:p>
                    <text:list>
                      <text:list-header>
                        <text:p>width: “400px”,</text:p>
                        <text:p>marginLeft: “30px”,</text:p>
                        <text:p>borderWidth: “10px”</text:p>
                      </text:list-header>
                    </text:list>
                    <text:p>}, 1500);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2s" smil:type="miscShapeWipe" smil:subtype="cornersI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family-generic="roman" style:font-pitch="variable"/>
    <style:font-face style:name="Carlito1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2" svg:font-family="Carlito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201000005060000031C8797212769B02B42.png" xlink:type="simple" xlink:show="embed" xlink:actuate="onLoad"/>
    <draw:fill-image draw:name="background" xlink:href="Pictures/10000201000004F100000314604C7C45D558DCD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 draw:shadow="hidden" draw:shadow-offset-x="0.1cm" draw:shadow-offset-y="0.1cm" draw:shadow-opacity="9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2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unix </meta:initial-creator>
    <meta:creation-date>2015-08-05T15:57:35.827918077</meta:creation-date>
    <dc:date>2016-02-03T11:58:56.783607000</dc:date>
    <meta:editing-duration>PT1H6M43S</meta:editing-duration>
    <meta:editing-cycles>4</meta:editing-cycles>
    <meta:generator>LibreOffice/5.0.4.2$MacOSX_X86_64 LibreOffice_project/2b9802c1994aa0b7dc6079e128979269cf95bc78</meta:generator>
    <meta:document-statistic meta:object-count="86"/>
  </office:meta>
</office:document-meta>
</file>